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7.858cm" style:rel-column-width="30270*"/>
    </style:style>
    <style:style style:name="Tableau1.B" style:family="table-column">
      <style:table-column-properties style:column-width="3.942cm" style:rel-column-width="15186*"/>
    </style:style>
    <style:style style:name="Tableau1.C" style:family="table-column">
      <style:table-column-properties style:column-width="5.212cm" style:rel-column-width="20079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.039cm" fo:margin-left="-0.016cm" fo:margin-right="-0.023cm" table:align="margins"/>
    </style:style>
    <style:style style:name="Tableau2.A" style:family="table-column">
      <style:table-column-properties style:column-width="7.382cm" style:rel-column-width="28391*"/>
    </style:style>
    <style:style style:name="Tableau2.B" style:family="table-column">
      <style:table-column-properties style:column-width="4.445cm" style:rel-column-width="17096*"/>
    </style:style>
    <style:style style:name="Tableau2.C" style:family="table-column">
      <style:table-column-properties style:column-width="5.212cm" style:rel-column-width="2004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RIGE CAS EL MONDO</text:p>
      <text:p text:style-name="Standard"/>
      <text:p text:style-name="Standard">1- <text:span text:style-name="T1">Seuil de rentablité et point mort ( 1er semestre)</text:span>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Elements</text:p>
          </table:table-cell>
          <table:table-cell table:style-name="Tableau1.A1" office:value-type="string">
            <text:p text:style-name="P3">Calculs</text:p>
          </table:table-cell>
          <table:table-cell table:style-name="Tableau1.C1" office:value-type="string">
            <text:p text:style-name="P3">Taux</text:p>
          </table:table-cell>
        </table:table-row>
        <table:table-row>
          <table:table-cell table:style-name="Tableau1.A2" office:value-type="string">
            <text:p text:style-name="P4">Chiffre d'affaires</text:p>
            <text:p text:style-name="P4"/>
            <text:p text:style-name="P4">Charges variables </text:p>
            <text:p text:style-name="P4"/>
            <text:p text:style-name="P4">-frais variables d'achat 400 000</text:p>
            <text:p text:style-name="P4">-frais variables de fonctionnement 150 000</text:p>
            <text:p text:style-name="P4">-commissions personnel : 1 080 000 x 0,03 = 32 400</text:p>
            <text:p text:style-name="P4"/>
            <text:p text:style-name="P4">Marge sur coût variable</text:p>
            <text:p text:style-name="P4"/>
            <text:p text:style-name="P4"><text:s/></text:p>
            <text:p text:style-name="P4">Charges fixes</text:p>
            <text:p text:style-name="P4"><text:s/></text:p>
            <text:p text:style-name="P4"/>
            <text:p text:style-name="P4">Résultat </text:p>
            <text:p text:style-name="P4"/>
            <text:p text:style-name="P4"/>
          </table:table-cell>
          <table:table-cell table:style-name="Tableau1.A2" office:value-type="string">
            <text:p text:style-name="P3">1 080 000</text:p>
            <text:p text:style-name="P3"/>
            <text:p text:style-name="P3">- <text:s/>582 40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= 497 600</text:p>
            <text:p text:style-name="P3"/>
            <text:p text:style-name="P3"/>
            <text:p text:style-name="P3">- 450 000</text:p>
            <text:p text:style-name="P3"/>
            <text:p text:style-name="P3"/>
            <text:p text:style-name="P3">= + 47 000</text:p>
            <text:p text:style-name="P3"/>
          </table:table-cell>
          <table:table-cell table:style-name="Tableau1.C2" office:value-type="string">
            <text:p text:style-name="P3">100%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46,07%</text:p>
          </table:table-cell>
        </table:table-row>
      </table:table>
      <text:p text:style-name="Standard"/>
      <text:p text:style-name="Standard"/>
      <text:p text:style-name="Standard"><text:s/>Seuil de rentabilité : 450 000/ 0, 4607 = 976 774,47 €</text:p>
      <text:p text:style-name="Standard"/>
      <text:p text:style-name="Standard">Point mort : <text:s text:c="3"/>CA journalier 1 080 000/180 jours = 6 000 € <text:s/>( 1 semestre = 180 j )</text:p>
      <text:p text:style-name="Standard"/>
      <text:p text:style-name="Standard"><text:s text:c="22"/>976 774 /6 000 = 162,8 jours soit ( 5x 30 j ) + 12,8 j soit le 13 decembre </text:p>
      <text:p text:style-name="Standard"><text:s/>Très tardif -----&gt; risque <text:s/></text:p>
      <text:p text:style-name="Standard"/>
      <text:p text:style-name="P2"/>
      <text:p text:style-name="P2">2- Nouveau seuil de rentabilté <text:s/>pour le premier semestre N+1 après le changement de structure </text:p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Elements</text:p>
          </table:table-cell>
          <table:table-cell table:style-name="Tableau2.A1" office:value-type="string">
            <text:p text:style-name="P3">Calculs</text:p>
          </table:table-cell>
          <table:table-cell table:style-name="Tableau2.C1" office:value-type="string">
            <text:p text:style-name="P3">Taux</text:p>
          </table:table-cell>
        </table:table-row>
        <table:table-row>
          <table:table-cell table:style-name="Tableau2.A2" office:value-type="string">
            <text:p text:style-name="P4">Chiffre d'affaires </text:p>
            <text:p text:style-name="P4">1 080 000 x 1,2</text:p>
            <text:p text:style-name="P4"/>
            <text:p text:style-name="P4">Charges variables </text:p>
            <text:p text:style-name="P4"/>
            <text:p text:style-name="P4">-frais variables d'achat 400 000 x 1,08= 432 000</text:p>
            <text:p text:style-name="P4">-frais variables de fonctionnement 150 000 x 0,97= 145 500</text:p>
            <text:p text:style-name="P4">-commissions personnel : 1 296 000 x 0,045 = 58 320 </text:p>
            <text:p text:style-name="P4"/>
            <text:p text:style-name="P4"/>
            <text:p text:style-name="P4"><text:soft-page-break/>Marge sur coût variable</text:p>
            <text:p text:style-name="P4"/>
            <text:p text:style-name="P4"/>
            <text:p text:style-name="P4">Charges fixes </text:p>
            <text:p text:style-name="P4">- anciennes charges fixes : 450 000</text:p>
            <text:p text:style-name="P4">- publicité : 18 000</text:p>
            <text:p text:style-name="P3">- amortissementde l'aménagement : </text:p>
            <text:p text:style-name="P3">( 150 000 / 4 ans / 2 semestres )= 18 750 </text:p>
            <text:p text:style-name="P3"/>
            <text:p text:style-name="P3"/>
            <text:p text:style-name="P3">Résultat </text:p>
            <text:p text:style-name="P3"/>
          </table:table-cell>
          <table:table-cell table:style-name="Tableau2.A2" office:value-type="string">
            <text:p text:style-name="P3">1 296 000</text:p>
            <text:p text:style-name="P3"/>
            <text:p text:style-name="P3"/>
            <text:p text:style-name="P3">- <text:s/>635 82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= 660 180</text:p>
            <text:p text:style-name="P3"/>
            <text:p text:style-name="P3"/>
            <text:p text:style-name="P3">- 486 75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= <text:s/>+ 173 430</text:p>
          </table:table-cell>
          <table:table-cell table:style-name="Tableau2.C2" office:value-type="string">
            <text:p text:style-name="P3">100%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50,93%</text:p>
          </table:table-cell>
        </table:table-row>
      </table:table>
      <text:p text:style-name="Standard"><text:s text:c="2"/></text:p>
      <text:p text:style-name="Standard">SR= 486 750 / 0,5093 = 955 723,54 €</text:p>
      <text:p text:style-name="Standard"/>
      <text:p text:style-name="Standard"><text:s/>Point mort : <text:s/>CA / j = 1 296 000/ 180 j =7 200 € /j</text:p>
      <text:p text:style-name="Standard"/>
      <text:p text:style-name="Standard"><text:s text:c="22"/>955 723 / 7200 =132,74 j <text:s text:c="2"/>soit ( 4 mois <text:s/>x 30 j ) + 13 j <text:s/>soit le 13 mai </text:p>
      <text:p text:style-name="Standard"/>
      <text:p text:style-name="Standard">3<text:span text:style-name="T1"> – solution la plus interessante </text:span></text:p>
      <text:p text:style-name="P2"/>
      <text:p text:style-name="Standard">La solution de l'aménagement ( 2 ) est plus interessante car elle permet de multiplier le résultat </text:p>
      <text:p text:style-name="Standard">par presque 4 et d'atteindre le seuil de rentabilité bien plus rapidement ( gain d'un mois par </text:p>
      <text:p text:style-name="Standard">semestre ) , mais il faut être capable d'augmenter le CA de 20 % . La publicite peut y contribuer mais d'autres facteurs sont également à prendre en compte : concurrence , notoriété du restaurant ...</text:p>
      <text:p text:style-name="Standard"><text:s text:c="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E DESCARPENTRIES</meta:initial-creator>
    <meta:creation-date>2020-05-03T11:31:38.83</meta:creation-date>
    <dc:date>2020-12-07T16:01:42.50</dc:date>
    <dc:creator>Martine  Descarpentries</dc:creator>
    <meta:editing-duration>PT18M39S</meta:editing-duration>
    <meta:editing-cycles>3</meta:editing-cycles>
    <meta:generator>OpenOffice/4.1.2$Win32 OpenOffice.org_project/412m3$Build-9782</meta:generator>
    <meta:document-statistic meta:table-count="2" meta:image-count="0" meta:object-count="0" meta:page-count="2" meta:paragraph-count="59" meta:word-count="357" meta:character-count="1816"/>
  </office:meta>
</office:document-meta>
</file>